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88db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088dbe"/>
    </style:style>
    <style:style style:name="P4" style:family="paragraph" style:parent-style-name="Text_20_body">
      <style:paragraph-properties fo:text-align="start" style:justify-single-word="false"/>
      <style:text-properties officeooo:rsid="000b1241" officeooo:paragraph-rsid="000b1241"/>
    </style:style>
    <style:style style:name="P5" style:family="paragraph" style:parent-style-name="Text_20_body">
      <style:paragraph-properties fo:text-align="start" style:justify-single-word="false"/>
      <style:text-properties officeooo:rsid="000b1241" officeooo:paragraph-rsid="0014b9d4"/>
    </style:style>
    <style:style style:name="P6" style:family="paragraph" style:parent-style-name="Text_20_body">
      <style:paragraph-properties fo:text-align="start" style:justify-single-word="false"/>
      <style:text-properties officeooo:rsid="000b1241" officeooo:paragraph-rsid="00156e88"/>
    </style:style>
    <style:style style:name="P7" style:family="paragraph" style:parent-style-name="Text_20_body">
      <style:paragraph-properties fo:text-align="start" style:justify-single-word="false"/>
      <style:text-properties officeooo:rsid="000b1241" officeooo:paragraph-rsid="0019760a"/>
    </style:style>
    <style:style style:name="P8" style:family="paragraph" style:parent-style-name="Text_20_body">
      <style:paragraph-properties fo:text-align="start" style:justify-single-word="false"/>
      <style:text-properties officeooo:rsid="000cd216" officeooo:paragraph-rsid="000cd216"/>
    </style:style>
    <style:style style:name="P9" style:family="paragraph" style:parent-style-name="Text_20_body">
      <style:paragraph-properties fo:text-align="start" style:justify-single-word="false"/>
      <style:text-properties officeooo:rsid="0008d318" officeooo:paragraph-rsid="0008d318"/>
    </style:style>
    <style:style style:name="P10" style:family="paragraph" style:parent-style-name="Text_20_body">
      <style:paragraph-properties fo:text-align="start" style:justify-single-word="false"/>
      <style:text-properties officeooo:rsid="001294d5" officeooo:paragraph-rsid="001294d5"/>
    </style:style>
    <style:style style:name="P11" style:family="paragraph" style:parent-style-name="Text_20_body">
      <style:paragraph-properties fo:text-align="start" style:justify-single-word="false"/>
      <style:text-properties officeooo:rsid="001294d5" officeooo:paragraph-rsid="001294d5" fo:background-color="#ffff00"/>
    </style:style>
    <style:style style:name="P12" style:family="paragraph" style:parent-style-name="Text_20_body">
      <style:paragraph-properties fo:text-align="start" style:justify-single-word="false"/>
      <style:text-properties officeooo:rsid="0012c42a" officeooo:paragraph-rsid="0012c42a" fo:background-color="transparent"/>
    </style:style>
    <style:style style:name="P13" style:family="paragraph" style:parent-style-name="Text_20_body">
      <style:paragraph-properties fo:text-align="start" style:justify-single-word="false"/>
      <style:text-properties officeooo:rsid="00147f09" officeooo:paragraph-rsid="00147f09"/>
    </style:style>
    <style:style style:name="P14" style:family="paragraph" style:parent-style-name="Text_20_body">
      <style:paragraph-properties fo:text-align="start" style:justify-single-word="false"/>
      <style:text-properties officeooo:rsid="0014b9d4" officeooo:paragraph-rsid="0014b9d4"/>
    </style:style>
    <style:style style:name="P15" style:family="paragraph" style:parent-style-name="Text_20_body">
      <style:paragraph-properties fo:text-align="start" style:justify-single-word="false"/>
      <style:text-properties officeooo:rsid="001025bb" officeooo:paragraph-rsid="001025bb"/>
    </style:style>
    <style:style style:name="P16" style:family="paragraph" style:parent-style-name="Text_20_body">
      <style:paragraph-properties fo:text-align="start" style:justify-single-word="false"/>
      <style:text-properties officeooo:rsid="00156e88" officeooo:paragraph-rsid="00156e88"/>
    </style:style>
    <style:style style:name="P17" style:family="paragraph" style:parent-style-name="Text_20_body">
      <style:paragraph-properties fo:text-align="start" style:justify-single-word="false"/>
      <style:text-properties officeooo:rsid="0015a6cf" officeooo:paragraph-rsid="0015a6cf"/>
    </style:style>
    <style:style style:name="P18" style:family="paragraph" style:parent-style-name="Text_20_body">
      <style:paragraph-properties fo:text-align="start" style:justify-single-word="false"/>
      <style:text-properties officeooo:rsid="0019760a" officeooo:paragraph-rsid="0019760a"/>
    </style:style>
    <style:style style:name="P19" style:family="paragraph" style:parent-style-name="Text_20_body">
      <style:paragraph-properties fo:text-align="start" style:justify-single-word="false"/>
      <style:text-properties officeooo:rsid="001b3971" officeooo:paragraph-rsid="001b3971"/>
    </style:style>
    <style:style style:name="P20" style:family="paragraph" style:parent-style-name="Text_20_body">
      <style:paragraph-properties fo:text-align="start" style:justify-single-word="false"/>
      <style:text-properties officeooo:rsid="001bb75a" officeooo:paragraph-rsid="001bb75a"/>
    </style:style>
    <style:style style:name="P21" style:family="paragraph" style:parent-style-name="Text_20_body">
      <style:paragraph-properties fo:text-align="start" style:justify-single-word="false" fo:break-before="page"/>
      <style:text-properties officeooo:paragraph-rsid="00088dbe"/>
    </style:style>
    <style:style style:name="P22" style:family="paragraph" style:parent-style-name="Text_20_body">
      <style:paragraph-properties fo:text-align="start" style:justify-single-word="false" fo:break-before="page"/>
      <style:text-properties officeooo:rsid="000b1241" officeooo:paragraph-rsid="000b1241"/>
    </style:style>
    <style:style style:name="P23" style:family="paragraph" style:parent-style-name="Text_20_body">
      <style:paragraph-properties fo:text-align="start" style:justify-single-word="false" fo:break-before="page"/>
      <style:text-properties officeooo:rsid="0014b9d4" officeooo:paragraph-rsid="0014b9d4"/>
    </style:style>
    <style:style style:name="P24" style:family="paragraph" style:parent-style-name="Text_20_body">
      <style:paragraph-properties fo:text-align="start" style:justify-single-word="false" fo:break-before="page"/>
      <style:text-properties officeooo:rsid="0019760a" officeooo:paragraph-rsid="0019760a"/>
    </style:style>
    <style:style style:name="P25" style:family="paragraph" style:parent-style-name="Text_20_body">
      <style:paragraph-properties fo:text-align="start" style:justify-single-word="false" fo:break-before="page"/>
      <style:text-properties officeooo:rsid="001bb75a" officeooo:paragraph-rsid="001bb75a"/>
    </style:style>
    <style:style style:name="P26" style:family="paragraph" style:parent-style-name="Text_20_body" style:list-style-name="L1">
      <style:paragraph-properties fo:text-align="start" style:justify-single-word="false"/>
      <style:text-properties officeooo:rsid="00088dbe" officeooo:paragraph-rsid="00088dbe"/>
    </style:style>
    <style:style style:name="P27" style:family="paragraph" style:parent-style-name="Text_20_body" style:list-style-name="L1">
      <style:paragraph-properties fo:text-align="start" style:justify-single-word="false"/>
      <style:text-properties officeooo:rsid="000b1241" officeooo:paragraph-rsid="000b1241"/>
    </style:style>
    <style:style style:name="P28" style:family="paragraph" style:parent-style-name="Text_20_body" style:list-style-name="L1">
      <style:paragraph-properties fo:text-align="start" style:justify-single-word="false"/>
      <style:text-properties officeooo:rsid="000e3eb0" officeooo:paragraph-rsid="000e3eb0"/>
    </style:style>
    <style:style style:name="P29" style:family="paragraph" style:parent-style-name="Text_20_body">
      <style:paragraph-properties fo:text-align="start" style:justify-single-word="false"/>
      <style:text-properties officeooo:rsid="000e3eb0" officeooo:paragraph-rsid="000e3eb0"/>
    </style:style>
    <style:style style:name="P30" style:family="paragraph" style:parent-style-name="Text_20_body" style:list-style-name="L1">
      <style:paragraph-properties fo:text-align="start" style:justify-single-word="false"/>
      <style:text-properties officeooo:rsid="000cd216" officeooo:paragraph-rsid="000cd216"/>
    </style:style>
    <style:style style:name="P31" style:family="paragraph" style:parent-style-name="Text_20_body">
      <style:paragraph-properties fo:text-align="start" style:justify-single-word="false"/>
      <style:text-properties officeooo:rsid="000cd216" officeooo:paragraph-rsid="000cd216"/>
    </style:style>
    <style:style style:name="P32" style:family="paragraph" style:parent-style-name="Text_20_body" style:list-style-name="L2">
      <style:paragraph-properties fo:text-align="start" style:justify-single-word="false"/>
      <style:text-properties officeooo:rsid="001268d3" officeooo:paragraph-rsid="001268d3"/>
    </style:style>
    <style:style style:name="P33" style:family="paragraph" style:parent-style-name="Text_20_body" style:list-style-name="L2">
      <style:paragraph-properties fo:text-align="start" style:justify-single-word="false"/>
      <style:text-properties officeooo:rsid="001294d5" officeooo:paragraph-rsid="001294d5"/>
    </style:style>
    <style:style style:name="P34" style:family="paragraph" style:parent-style-name="Text_20_body" style:list-style-name="L3">
      <style:paragraph-properties fo:text-align="start" style:justify-single-word="false"/>
      <style:text-properties officeooo:rsid="001294d5" officeooo:paragraph-rsid="001294d5"/>
    </style:style>
    <style:style style:name="P35" style:family="paragraph" style:parent-style-name="Text_20_body" style:list-style-name="L3">
      <style:paragraph-properties fo:text-align="start" style:justify-single-word="false"/>
      <style:text-properties officeooo:rsid="001294d5" officeooo:paragraph-rsid="001294d5" fo:background-color="#ffff00"/>
    </style:style>
    <style:style style:name="P36" style:family="paragraph" style:parent-style-name="Text_20_body" style:list-style-name="L3">
      <style:paragraph-properties fo:text-align="start" style:justify-single-word="false"/>
      <style:text-properties officeooo:rsid="0012c42a" officeooo:paragraph-rsid="0012c42a" fo:background-color="transparent"/>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5">
      <style:paragraph-properties fo:text-align="start" style:justify-single-word="false"/>
    </style:style>
    <style:style style:name="P39" style:family="paragraph" style:parent-style-name="Text_20_body">
      <style:paragraph-properties fo:text-align="start" style:justify-single-word="false"/>
      <style:text-properties officeooo:rsid="001dce86" officeooo:paragraph-rsid="001dce86"/>
    </style:style>
    <style:style style:name="P40" style:family="paragraph" style:parent-style-name="Text_20_body">
      <style:paragraph-properties fo:text-align="start" style:justify-single-word="false"/>
      <style:text-properties officeooo:rsid="0015a6cf" officeooo:paragraph-rsid="0015a6cf"/>
    </style:style>
    <style:style style:name="P41" style:family="paragraph" style:parent-style-name="Text_20_body">
      <style:paragraph-properties fo:text-align="start" style:justify-single-word="false"/>
      <style:text-properties fo:font-weight="bold" officeooo:rsid="001bb75a" officeooo:paragraph-rsid="001bb75a" style:font-weight-asian="bold" style:font-weight-complex="bold"/>
    </style:style>
    <style:style style:name="P42" style:family="paragraph" style:parent-style-name="Text_20_body">
      <style:paragraph-properties fo:text-align="start" style:justify-single-word="false"/>
      <style:text-properties fo:font-weight="bold" officeooo:rsid="001dce86" officeooo:paragraph-rsid="001dce86" style:font-weight-asian="bold" style:font-weight-complex="bold"/>
    </style:style>
    <style:style style:name="P43" style:family="paragraph" style:parent-style-name="Text_20_body">
      <style:paragraph-properties fo:text-align="start" style:justify-single-word="false"/>
      <style:text-properties officeooo:rsid="001ec1d8" officeooo:paragraph-rsid="001ec1d8"/>
    </style:style>
    <style:style style:name="P44" style:family="paragraph" style:parent-style-name="Heading_20_1">
      <style:paragraph-properties fo:text-align="center" style:justify-single-word="false"/>
      <style:text-properties officeooo:rsid="00088dbe" officeooo:paragraph-rsid="00088dbe"/>
    </style:style>
    <style:style style:name="P45" style:family="paragraph" style:parent-style-name="Heading_20_2">
      <style:paragraph-properties fo:text-align="start" style:justify-single-word="false"/>
    </style:style>
    <style:style style:name="P46" style:family="paragraph" style:parent-style-name="Heading_20_2">
      <style:paragraph-properties fo:text-align="start" style:justify-single-word="false" fo:break-before="page"/>
    </style:style>
    <style:style style:name="P47" style:family="paragraph" style:parent-style-name="Heading_20_3">
      <style:paragraph-properties fo:text-align="start" style:justify-single-word="false"/>
    </style:style>
    <style:style style:name="T1" style:family="text">
      <style:text-properties officeooo:rsid="00096e6a"/>
    </style:style>
    <style:style style:name="T2" style:family="text">
      <style:text-properties fo:font-weight="bold" style:font-weight-asian="bold" style:font-weight-complex="bold"/>
    </style:style>
    <style:style style:name="T3" style:family="text">
      <style:text-properties fo:font-weight="bold" officeooo:rsid="0014b9d4" style:font-weight-asian="bold" style:font-weight-complex="bold"/>
    </style:style>
    <style:style style:name="T4" style:family="text">
      <style:text-properties fo:font-weight="bold" officeooo:rsid="00156e88" style:font-weight-asian="bold" style:font-weight-complex="bold"/>
    </style:style>
    <style:style style:name="T5" style:family="text">
      <style:text-properties fo:font-weight="bold" officeooo:rsid="0019760a" style:font-weight-asian="bold" style:font-weight-complex="bold"/>
    </style:style>
    <style:style style:name="T6" style:family="text">
      <style:text-properties officeooo:rsid="000cd216"/>
    </style:style>
    <style:style style:name="T7" style:family="text">
      <style:text-properties officeooo:rsid="000e3eb0"/>
    </style:style>
    <style:style style:name="T8" style:family="text">
      <style:text-properties officeooo:rsid="00111640"/>
    </style:style>
    <style:style style:name="T9" style:family="text">
      <style:text-properties officeooo:rsid="001294d5"/>
    </style:style>
    <style:style style:name="T10" style:family="text">
      <style:text-properties officeooo:rsid="0012c42a"/>
    </style:style>
    <style:style style:name="T11" style:family="text">
      <style:text-properties officeooo:rsid="001466bf"/>
    </style:style>
    <style:style style:name="T12" style:family="text">
      <style:text-properties officeooo:rsid="0014b9d4"/>
    </style:style>
    <style:style style:name="T13" style:family="text">
      <style:text-properties officeooo:rsid="00156e88"/>
    </style:style>
    <style:style style:name="T14" style:family="text">
      <style:text-properties fo:font-weight="normal" officeooo:rsid="00156e88" style:font-weight-asian="normal" style:font-weight-complex="normal"/>
    </style:style>
    <style:style style:name="T15" style:family="text">
      <style:text-properties fo:font-weight="normal" officeooo:rsid="0019760a" style:font-weight-asian="normal" style:font-weight-complex="normal"/>
    </style:style>
    <style:style style:name="T16" style:family="text">
      <style:text-properties officeooo:rsid="0019760a"/>
    </style:style>
    <style:style style:name="T17" style:family="text">
      <style:text-properties officeooo:rsid="001bb75a"/>
    </style:style>
    <style:style style:name="T18" style:family="text">
      <style:text-properties officeooo:rsid="001c0c2c"/>
    </style:style>
    <style:style style:name="T19" style:family="text">
      <style:text-properties officeooo:rsid="001ec1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Einfach Gastro-Kasse Test</text:h>
      <text:p text:style-name="P1"/>
      <text:h text:style-name="P45" text:outline-level="2">Generelle Test<text:span text:style-name="T7">s</text:span></text:h>
      <text:list xml:id="list623177142635228991" text:style-name="L1">
        <text:list-item>
          <text:p text:style-name="P26">Schnelles hin und her wechseln zwischen Kellner und zwischen Bereichen.</text:p>
        </text:list-item>
        <text:list-item>
          <text:p text:style-name="P26">Auf Kellner drücken und den Finger auf Touchscreen lassen und so auf einen Bereich fahren.</text:p>
        </text:list-item>
        <text:list-item>
          <text:p text:style-name="P26">Auf zwei Tische gleichzeitig drücken. </text:p>
        </text:list-item>
        <text:list-item>
          <text:p text:style-name="P26">Auf 2 Produkte gleichzeitig drücken.</text:p>
        </text:list-item>
        <text:list-item>
          <text:p text:style-name="P27">Auf OrderJim Bonieren 2 Kellner im genau selben <text:span text:style-name="T7">Moment</text:span> auf verschiedenen Tischen eine Bestellung.</text:p>
        </text:list-item>
        <text:list-item>
          <text:p text:style-name="P27">Auf OrderJim Bonieren 2 Kellner im genau selben <text:span text:style-name="T7">Moment</text:span> auf dem gleichen Tischen eine Bestellung.</text:p>
        </text:list-item>
        <text:list-item>
          <text:p text:style-name="P27">Nach dem drücken auf die Grüne Taste sofort 2 mal direkt hintereinander auf Druck Wiederholen drücken</text:p>
        </text:list-item>
        <text:list-item>
          <text:p text:style-name="P28">Verschiedene Positionen auf dem Touchscreen gedrückt halten und hin und her fahren.</text:p>
        </text:list-item>
        <text:list-item>
          <text:p text:style-name="P28">Bestellungen von Tischen mehrmals hin und her buchen.</text:p>
        </text:list-item>
        <text:list-item>
          <text:p text:style-name="P28"><text:s/>2 Produkte anwählen und danach nochmal das erste Produkt auswählen. Nun soll in der Bonierliste kein weiteres Produkt hinzukommen sondern sich die Menge des ersten ändern.</text:p>
        </text:list-item>
        <text:list-item>
          <text:p text:style-name="P28">Kontrolle ob der Touchscreen auf der ganzen Fläche funktioniert</text:p>
        </text:list-item>
        <text:list-item>
          <text:p text:style-name="P30">Meine Verkäufe ausdrücken</text:p>
        </text:list-item>
        <text:list-item>
          <text:p text:style-name="P30">Kassenbericht ausdrücken</text:p>
        </text:list-item>
      </text:list>
      <text:p text:style-name="P3"/>
      <text:p text:style-name="P21"/>
      <text:p text:style-name="P9">Wechsel zwischen Optionen Gutschein, Bar usw. mit Beträgen und kontrollieren ob die Beträge richtig bleiben und ob bei Eingabe des Zahlungsbetrages des Kunden das richtige Wechselgeld angezeigt wird.</text:p>
      <text:p text:style-name="P9">Rabatte, Mengen und einzelne Preise eingeben. Zwischen den einzelnen Positionen und hin und her wechseln und auch zwischen %, € und * wechseln kontrollieren ob alles gespeichert bleibt und ob es beim Abrechnen richtig angezeigt wird. </text:p>
      <text:p text:style-name="P9">Bei einer Bestellung den Namen des Produktes ändern und eine Notiz hinzufügen. Dies soll bei der Bonierung angezeigt werden und auch auf der Rechnung richtig da<text:span text:style-name="T1">r</text:span>gestellt werden. </text:p>
      <text:p text:style-name="P8">Das Vorzeichen eines Produktes ändern und nach verschiedenem umschalten muss das geänderte Vorzeichen noch immer gespeichert sein.</text:p>
      <text:p text:style-name="P15">Ein Produkt mehrmals auswählen. Mit X wieder die Menge <text:span text:style-name="T19">auf</text:span> <text:span text:style-name="T19">0</text:span> Reduzieren. Ist die Menge auf 0 wird durch das nochmalige drücken auf X das Produkt aus der Bonierliste gelöscht.</text:p>
      <text:p text:style-name="P15">Mit dem Rabatt-Produkt verrechnen. z.B. Personal</text:p>
      <text:p text:style-name="P15">Eigenverbrauch und Schwund </text:p>
      <text:p text:style-name="P18">Gutschein mit einem Gutschein zahlen</text:p>
      <text:p text:style-name="P18"/>
      <text:p text:style-name="P22"/>
      <text:p text:style-name="P4">Beispiel:</text:p>
      <text:p text:style-name="P4"><text:span text:style-name="T2">Kellner 1</text:span> bestellt auf <text:span text:style-name="T2">Tisch 3</text:span> 5xCola und 5x<text:span text:style-name="T11">Toast mit Ketchuo &amp; Majo <text:line-break/>Cola 2,90; Toast 2,90</text:span></text:p>
      <text:p text:style-name="P4"><text:span text:style-name="T2">Kellner 3</text:span> bestellt auf <text:span text:style-name="T2">Tisch 7</text:span> <text:span text:style-name="T7">3</text:span>xBier und 2x<text:span text:style-name="T11">Frankfurter<text:line-break/>Bier 3,50; Frankfurter 3,50</text:span></text:p>
      <text:p text:style-name="P4"><text:span text:style-name="T2">Kellner 2</text:span> bestellt auf <text:span text:style-name="T2">Tisch 1</text:span> 3xSpritzer und 2x<text:span text:style-name="T11">Gulaschsuppe</text:span> und 1x<text:span text:style-name="T11">Tagessuppe<text:line-break/>Spritzer 2,40; Gulaschsuppe 3,80; Tagessuppe 3,50</text:span></text:p>
      <text:p text:style-name="P4"><text:span text:style-name="T2">Kellner 1</text:span> bestellt auf <text:span text:style-name="T2">Tisch 4</text:span> <text:s/>2xCola, 1xEistee, 2x<text:span text:style-name="T11">Kornspitz</text:span> und 1x<text:span text:style-name="T11">Belegtes Brötchen<text:line-break/>Cola 2,90; Eistee 2,90; Kornspitz 3,00; Belegtes Brötchen 2,50</text:span></text:p>
      <text:p text:style-name="P13">Summe 82€<text:line-break/>-<text:span text:style-name="T13">3,50 Bier</text:span></text:p>
      <text:p text:style-name="P16">78,50€</text:p>
      <text:p text:style-name="P4"/>
      <text:p text:style-name="P29">Auf Tisch 7 war ein Tippfehler und es waren nur 2xBier. Muss also storniert werden.</text:p>
      <text:p text:style-name="P39">Bar 78,5€</text:p>
      <text:p text:style-name="P4">Auf Tisch 3 möchte jeder Gast einzeln zahlen. <text:span text:style-name="T6">Alle haben das Geld genau außer einer, der möchte mit einem 20€ Schein zahlen. </text:span></text:p>
      <text:p text:style-name="P8">Die Gäste auf Tisch 7 haben Gutscheine für das Bier.</text:p>
      <text:p text:style-name="P39">Bar 71,5€<text:tab/><text:tab/>Gutschein 7€</text:p>
      <text:p text:style-name="P8">Bei Tisch 4 möchte der Gast mit dem Cola und dem <text:span text:style-name="T12">Belegtem Brötchen</text:span> zahlen.</text:p>
      <text:p text:style-name="P8">Bei Tisch 1 möchten sich ein Gast mit <text:span text:style-name="T12">Gulaschsuppe</text:span> und 1 Gast mit <text:span text:style-name="T12">Tagessuppe</text:span> auf Tisch 4 umsetzen. Der letzte Gast mit <text:span text:style-name="T12">Gulaschsuppe</text:span> möchte sofort zahlen.</text:p>
      <text:p text:style-name="P8">Bei Tisch 4 möchte 1 Gast alles <text:span text:style-name="T8">O</text:span>ffene bezahlen. Er hat einen 10€ Gutschein und möchte damit zahlen. Dann möchte er auch noch gleich einen 20€ Gutschein kaufen.</text:p>
      <text:p text:style-name="P42">Bar <text:s text:c="3"/>81,5€ <text:s text:c="4"/>Gutschein 17€</text:p>
      <text:p text:style-name="P23">Beispiel 2</text:p>
      <text:p text:style-name="P5"><text:span text:style-name="T2">Kellner 1</text:span> bestellt auf <text:span text:style-name="T2">Tisch </text:span><text:span text:style-name="T3">2</text:span> <text:span text:style-name="T12">3</text:span>x<text:span text:style-name="T12">Himbeer Zitrone</text:span> und <text:span text:style-name="T12">2xToast <text:line-break/>Himbeer Zitrone 3,50; Toast 2,90</text:span></text:p>
      <text:p text:style-name="P14">(Menge von Toast von 2 auf 3 ändern dann wieder zurück)</text:p>
      <text:p text:style-name="P6"><text:span text:style-name="T2">Kellner 1</text:span> bestellt auf <text:span text:style-name="T2">Tisch </text:span><text:span text:style-name="T4">4</text:span> <text:span text:style-name="T13">1</text:span>x<text:span text:style-name="T13">Cola</text:span> und <text:span text:style-name="T13">1xWiener Frühstück<text:line-break/>Cola 2,90; Wiener Frühstück 5,80</text:span></text:p>
      <text:p text:style-name="P6"><text:span text:style-name="T2">Kellner </text:span><text:span text:style-name="T4">2</text:span> bestellt auf <text:span text:style-name="T2">Tisch </text:span><text:span text:style-name="T4">5</text:span> <text:span text:style-name="T13">2</text:span>x<text:span text:style-name="T13">Tee</text:span> und <text:span text:style-name="T12">2xTagessuppe<text:line-break/>Tee 2,40; Tagessuppe 3,50</text:span></text:p>
      <text:p text:style-name="P6"><text:span text:style-name="T2">Kellner 1</text:span> bestellt auf <text:span text:style-name="T2">Tisch </text:span><text:span text:style-name="T4">4</text:span> <text:span text:style-name="T13">1xZigaretten <text:line-break/>Zigaretten 6,00</text:span></text:p>
      <text:p text:style-name="P6"><text:span text:style-name="T2">Kellner </text:span><text:span text:style-name="T4">3</text:span> bestellt auf <text:span text:style-name="T2">Tisch </text:span><text:span text:style-name="T4">8</text:span> <text:span text:style-name="T12">3</text:span>x<text:span text:style-name="T13">Fanta</text:span> und <text:span text:style-name="T12">2xFrankfurter<text:line-break/>(das Frankfurter kostet allerdings nur 3,00 und als Notiz mit viel Senf)<text:line-break/>Fanta 2,90; Frankfurt 3,00</text:span></text:p>
      <text:p text:style-name="P6"><text:span text:style-name="T2">Kellner </text:span><text:span text:style-name="T4">3</text:span> bestellt auf <text:span text:style-name="T2">Tisch </text:span><text:span text:style-name="T4">3 </text:span><text:span text:style-name="T14">1</text:span>x<text:span text:style-name="T13">Sprite,</text:span> <text:span text:style-name="T13">1xTee+Rum und 2x 0,5lSoda<text:line-break/>Sprite 2,90;</text:span> <text:span text:style-name="T13">Tee+Rum 3,80; 0,5lSoda 2,20</text:span></text:p>
      <text:p text:style-name="P17">Für Kassenbericht und Abschluss einfach alles normal abrechnen</text:p>
      <text:p text:style-name="P17">Summe 68,6€</text:p>
      <text:p text:style-name="P43">Tisch 2 ist ein Himbeer Zitrone und ein Toast auf Intern zu verrechnen, Rest ist normal</text:p>
      <text:p text:style-name="P43">Tisch 4 zahlt mit einem Gutschein für das Cola</text:p>
      <text:p text:style-name="P43">Tisch 5 Die Menge von Tee auf 3 erhöhen dann Bonieren, danach die Menge auf 1 Senken. Dann nochmal die Menge auf 2. </text:p>
      <text:p text:style-name="P43"/>
      <text:p text:style-name="P43"/>
      <text:p text:style-name="P17"/>
      <text:p text:style-name="P24">Beispiel 3</text:p>
      <text:p text:style-name="P7"><text:span text:style-name="T2">Kellner 1</text:span> bestellt auf <text:span text:style-name="T2">Tisch </text:span><text:span text:style-name="T5">5</text:span> <text:span text:style-name="T16">1</text:span>x<text:span text:style-name="T16">Kleinen Braunen</text:span> und <text:span text:style-name="T12">2xTee<text:line-break/>Kleinen Braunen 2,20; Tee 2,40</text:span></text:p>
      <text:p text:style-name="P7"><text:span text:style-name="T2">Kellner </text:span><text:span text:style-name="T5">3</text:span> bestellt auf <text:span text:style-name="T2">Tisch </text:span><text:span text:style-name="T5">2</text:span> <text:span text:style-name="T16">2xHugo<text:line-break/>Hugo 4,20</text:span></text:p>
      <text:p text:style-name="P7"><text:span text:style-name="T2">Kellner </text:span><text:span text:style-name="T5">2</text:span> bestellt auf <text:span text:style-name="T2">Tisch </text:span><text:span text:style-name="T5">1 </text:span><text:span text:style-name="T15">3xBier und 3x Gulasch</text:span><text:span text:style-name="T12"><text:line-break/>Bier 3,50; Gulasch 3,80</text:span></text:p>
      <text:p text:style-name="P7"><text:span text:style-name="T2">Kellner </text:span><text:span text:style-name="T5">4</text:span> bestellt auf <text:span text:style-name="T2">Tisch </text:span><text:span text:style-name="T5">4</text:span> <text:span text:style-name="T16">1</text:span>x<text:span text:style-name="T16">Mineral</text:span> und <text:span text:style-name="T12">2xEinfach Klassisch<text:line-break/>Mineral 2,20; Einfach Klassisch 3,80</text:span></text:p>
      <text:p text:style-name="P7"><text:span text:style-name="T2">Kellner </text:span><text:span text:style-name="T5">1</text:span> bestellt auf <text:span text:style-name="T2">Tisch </text:span><text:span text:style-name="T5">7</text:span> <text:span text:style-name="T16">1</text:span>x<text:span text:style-name="T16">Malboro</text:span> und <text:span text:style-name="T16">3xVerlängerter Brauner<text:line-break/>Malboro</text:span> <text:span text:style-name="T16">6,00; </text:span>und <text:span text:style-name="T16">Verlängerter Brauner 2,50</text:span></text:p>
      <text:p text:style-name="P7"><text:span text:style-name="T2">Kellner </text:span><text:span text:style-name="T5">2</text:span> bestellt auf <text:span text:style-name="T2">Tisch </text:span><text:span text:style-name="T5">3</text:span> <text:span text:style-name="T16">3</text:span>x<text:span text:style-name="T16">Campari Orange, 4xGin und 1xJack Daniels<text:line-break/>Campari Orange 3,50, Gin 2,50; Jack Daniels 3,00</text:span></text:p>
      <text:p text:style-name="P19">Summe= 84,1</text:p>
      <text:p text:style-name="P19">Tisch <text:span text:style-name="T17">5</text:span> hat einen Gutschein für einen Tee</text:p>
      <text:p text:style-name="P19">Bar: 81,7</text:p>
      <text:p text:style-name="P19">Gutschein: 2,40</text:p>
      <text:p text:style-name="P19">Bei Tisch 2 setzt sich einer zu Tisch 1 der andere zahlt</text:p>
      <text:p text:style-name="P19">Tisch 1 hat 3 Gutscheine für Bier, jeder zahlt seine Bestellung selber (hier ist auch der mit Hugo dabei!)</text:p>
      <text:p text:style-name="P19">Bar: 71,2</text:p>
      <text:p text:style-name="P19">Gutschein: 12,9</text:p>
      <text:p text:style-name="P19">Tisch 4 Mineral auf Intern Rest normal</text:p>
      <text:p text:style-name="P19">Bar: 69</text:p>
      <text:p text:style-name="P19">Gutschein: 12,9</text:p>
      <text:p text:style-name="P19">Intern: 2,2</text:p>
      <text:p text:style-name="P19">Tisch 7 zahlt einer alles mit einem 10€ Gutschein</text:p>
      <text:p text:style-name="P19">Bar: <text:span text:style-name="T17">59</text:span></text:p>
      <text:p text:style-name="P19">Gutschein: 22,9</text:p>
      <text:p text:style-name="P19">Intern: 2,20</text:p>
      <text:p text:style-name="P20">Bei Tisch 3 zahlt einer alles und kauft danach auch noch einen 15€ Gutschein</text:p>
      <text:p text:style-name="P41">Bar 7<text:span text:style-name="T18">4</text:span>; Gutschein 22,9; Intern 2,20</text:p>
      <text:p text:style-name="P25"/>
      <text:h text:style-name="P45" text:outline-level="2">OrderJIM Testen</text:h>
      <text:h text:style-name="P47" text:outline-level="3">Normaler Durchgang</text:h>
      <text:list xml:id="list5400331870092911084" text:style-name="L2">
        <text:list-item>
          <text:p text:style-name="P32">Kellner meldet sich bei OrderJIM an. </text:p>
        </text:list-item>
        <text:list-item>
          <text:p text:style-name="P32">Wählt den Bereich und den Tisch aus. </text:p>
        </text:list-item>
        <text:list-item>
          <text:p text:style-name="P32">Danach wählt er die Produkte aus.</text:p>
        </text:list-item>
        <text:list-item>
          <text:p text:style-name="P32">Sind alle Produkte richtig in der Bonierliste drückt er auf Bonieren. Nun wird das jeweilige Produkt beim richtigem Drucker ausgedruckt. (Essen beim Küchendrucker und Getränke beim Schankdrucker). Mithilfe der Bonierzettel weiß nun <text:span text:style-name="T9">jeder Kellner welche Bestellungen zu welchem Tisch gehören.</text:span></text:p>
        </text:list-item>
        <text:list-item>
          <text:p text:style-name="P33">Will nun der Kunde zahlen drückt der Kellner auf das grüne Feld und die Rechnung wird automatisch erstellt. Die Rechnung wird gleich mit dem mitgeführtem mobilen Drucker ausgedrückt.</text:p>
        </text:list-item>
      </text:list>
      <text:p text:style-name="P10"/>
      <text:p text:style-name="P11">Was wenn der mobile Drucker leer oder defekt ist? Wo wird die Rechnung ausgedruckt?</text:p>
      <text:h text:style-name="P47" text:outline-level="3">Zu testen</text:h>
      <text:list xml:id="list146062024080733433" text:style-name="L3">
        <text:list-item>
          <text:p text:style-name="P34">Werden die Bestellungen am richtigen Ort ausgedruckt?</text:p>
        </text:list-item>
        <text:list-item>
          <text:p text:style-name="P34">Werden die Rechnungen am richtigen mobilen Drucker ausgedruckt?</text:p>
        </text:list-item>
        <text:list-item>
          <text:p text:style-name="P34">Am OrderJIM selbst. Sind alle Apps im Hauptfenster entfern und ist alles richtig eingestellt.</text:p>
        </text:list-item>
        <text:list-item>
          <text:p text:style-name="P35">Ist der Akku zu testen?</text:p>
        </text:list-item>
        <text:list-item>
          <text:p text:style-name="P36">Man muss die Größe des Lokales und die baulichen Gegebenheiten beachten damit die Verbindung einwandfrei hin haut.</text:p>
        </text:list-item>
      </text:list>
      <text:p text:style-name="P12"/>
      <text:p text:style-name="P12"/>
      <text:h text:style-name="P46" text:outline-level="2">Testen der Waage</text:h>
      <text:list xml:id="list5301285677032235811" text:style-name="L4">
        <text:list-item>
          <text:p text:style-name="P37">Überprüfen der Genauigkeit der Waage. </text:p>
        </text:list-item>
        <text:list-item>
          <text:p text:style-name="P37">Wird das Gewicht richtig auf die Kasse übertragen. </text:p>
        </text:list-item>
        <text:list-item>
          <text:p text:style-name="P37">Zeigt die Kundenanzeige den richtigen Wert an.</text:p>
        </text:list-item>
        <text:list-item>
          <text:p text:style-name="P37">Zeigt das Display auf der Waage den richtigen Wert an.</text:p>
        </text:list-item>
        <text:list-item>
          <text:p text:style-name="P37">Funktioniert das komplette Display</text:p>
        </text:list-item>
        <text:list-item>
          <text:p text:style-name="P37">Gibt es Probleme bei Vibrationen</text:p>
        </text:list-item>
        <text:list-item>
          <text:p text:style-name="P37">Was passiert bei <text:span text:style-name="T10">Überschreiten</text:span> des max. Gewichtes?</text:p>
          <text:p text:style-name="P37"/>
        </text:list-item>
      </text:list>
      <text:h text:style-name="P46" text:outline-level="2">Testen des Scanners</text:h>
      <text:list xml:id="list4713969330395537802" text:style-name="L5">
        <text:list-item>
          <text:p text:style-name="P38">Werden Barcodes erkannt</text:p>
        </text:list-item>
        <text:list-item>
          <text:p text:style-name="P38">Wird das richtige Produkt mit dem richtigen Preis angezeigt</text:p>
        </text:list-item>
        <text:list-item>
          <text:p text:style-name="P38">Scanner in verschiedenen Positionen benutzen</text:p>
        </text:list-item>
        <text:list-item>
          <text:p text:style-name="P38">Scanner verkehrt halten</text:p>
        </text:list-item>
      </text:list>
      <text:p text:style-name="P2"/>
      <text:h text:style-name="P45" text:outline-level="2">Testen der Kellnerschlüssel</text:h>
      <text:p text:style-name="P2"/>
      <text:h text:style-name="P45" text:outline-level="2">Testen bezahlen mit Bankomatkar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21T10:30:50.599106240</dc:date>
    <meta:editing-duration>PT6H47M4S</meta:editing-duration>
    <meta:editing-cycles>10</meta:editing-cycles>
    <meta:document-statistic meta:table-count="0" meta:image-count="0" meta:object-count="0" meta:page-count="8" meta:paragraph-count="107" meta:word-count="1121" meta:character-count="6924" meta:non-whitespace-character-count="5921"/>
  </office:meta>
</office:document-meta>
</file>